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 _ABVAR_1_a;</text:p>
      <text:p text:style-name="Standard">int _ABVAR_2_a;</text:p>
      <text:p text:style-name="Standard">extern int bluetooth_X, bluetooth_Y, bluetooth_Z, bluetooth_W, bluetooth_aX, bluetooth_aY,bluetooth_aZ;</text:p>
      <text:p text:style-name="Standard">extern bool bluetooth_F1, bluetooth_F2, bluetooth_F3, bluetooth_F4, bluetooth_F5, bluetooth_F6;</text:p>
      <text:p text:style-name="Standard">int _ABVAR_3_a;</text:p>
      <text:p text:style-name="Standard"/>
      <text:p text:style-name="Standard">void setup()</text:p>
      <text:p text:style-name="Standard">{</text:p>
      <text:p text:style-name="Standard"><text:s text:c="2"/>IRRC_setup(IN1, 6);</text:p>
      <text:p text:style-name="Standard"><text:s text:c="2"/>pinMode( OUT1 , OUTPUT );</text:p>
      <text:p text:style-name="Standard"><text:s text:c="2"/>pinMode( OUT2 , OUTPUT );</text:p>
      <text:p text:style-name="Standard"><text:s text:c="2"/>pinMode( OUT3 , OUTPUT );</text:p>
      <text:p text:style-name="Standard"><text:s text:c="2"/>BTinit();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builtInRGB(WHITE);</text:p>
      <text:p text:style-name="Standard"><text:s text:c="2"/>if (buttonRead(BTN_LEFT))</text:p>
      <text:p text:style-name="Standard"><text:s text:c="2"/>{</text:p>
      <text:p text:style-name="Standard"><text:s text:c="4"/>for (_ABVAR_1_a=1; _ABVAR_1_a&lt;= ( 100000 ); ++_ABVAR_1_a )</text:p>
      <text:p text:style-name="Standard"><text:s text:c="4"/>{</text:p>
      <text:p text:style-name="Standard"><text:s text:c="6"/>builtInRGB(GREEN);</text:p>
      <text:p text:style-name="Standard"><text:s text:c="6"/>if (RC(OFF_KEY))</text:p>
      <text:p text:style-name="Standard"><text:s text:c="6"/>{</text:p>
      <text:p text:style-name="Standard"><text:s text:c="8"/>stopMotor(2);</text:p>
      <text:p text:style-name="Standard"><text:s text:c="8"/>stopMotor(1);</text:p>
      <text:p text:style-name="Standard"><text:s text:c="6"/>}</text:p>
      <text:p text:style-name="Standard"><text:s text:c="6"/>if (RC(UP_KEY))</text:p>
      <text:p text:style-name="Standard"><text:s text:c="6"/>{</text:p>
      <text:p text:style-name="Standard"><text:s text:c="8"/>startMotor(1, 100);</text:p>
      <text:p text:style-name="Standard"><text:s text:c="8"/>startMotor(2, 100);</text:p>
      <text:p text:style-name="Standard"><text:s text:c="6"/>}</text:p>
      <text:p text:style-name="Standard"><text:s text:c="6"/>if (RC(DOWN_KEY))</text:p>
      <text:p text:style-name="Standard"><text:s text:c="6"/>{</text:p>
      <text:p text:style-name="Standard"><text:s text:c="8"/>startMotor(1, -100);</text:p>
      <text:p text:style-name="Standard"><text:s text:c="8"/>startMotor(2, -100);</text:p>
      <text:p text:style-name="Standard"><text:s text:c="6"/>}</text:p>
      <text:p text:style-name="Standard"><text:s text:c="6"/>if (RC(LEFT_KEY))</text:p>
      <text:p text:style-name="Standard"><text:s text:c="6"/>{</text:p>
      <text:p text:style-name="Standard"><text:s text:c="8"/>startMotor(1, -100);</text:p>
      <text:p text:style-name="Standard"><text:s text:c="8"/>startMotor(2, 100);</text:p>
      <text:p text:style-name="Standard"><text:s text:c="6"/>}</text:p>
      <text:p text:style-name="Standard"><text:s text:c="6"/>if (RC(RIGHT_KEY))</text:p>
      <text:p text:style-name="Standard"><text:s text:c="6"/>{</text:p>
      <text:p text:style-name="Standard"><text:s text:c="8"/>startMotor(1, 100);</text:p>
      <text:p text:style-name="Standard"><text:s text:c="8"/>startMotor(2, -100);</text:p>
      <text:p text:style-name="Standard"><text:s text:c="6"/>}</text:p>
      <text:p text:style-name="Standard"><text:s text:c="6"/>if (RC(F1_KEY))</text:p>
      <text:p text:style-name="Standard"><text:s text:c="6"/>{</text:p>
      <text:p text:style-name="Standard"><text:s text:c="8"/>led ( OUT1 , HIGH );</text:p>
      <text:p text:style-name="Standard"><text:soft-page-break/><text:s text:c="8"/>led ( OUT2 , HIGH );</text:p>
      <text:p text:style-name="Standard"><text:s text:c="8"/>led ( OUT3 , HIGH );</text:p>
      <text:p text:style-name="Standard"><text:s text:c="6"/>}</text:p>
      <text:p text:style-name="Standard"><text:s text:c="6"/>if (RC(F3_KEY))</text:p>
      <text:p text:style-name="Standard"><text:s text:c="6"/>{</text:p>
      <text:p text:style-name="Standard"><text:s text:c="8"/>led ( OUT1 , LOW );</text:p>
      <text:p text:style-name="Standard"><text:s text:c="8"/>led ( OUT2 , LOW );</text:p>
      <text:p text:style-name="Standard"><text:s text:c="8"/>led ( OUT3 , LOW )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if (buttonRead(BTN_CENTER))</text:p>
      <text:p text:style-name="Standard"><text:s text:c="2"/>{</text:p>
      <text:p text:style-name="Standard"><text:s text:c="4"/>for (_ABVAR_2_a=1; _ABVAR_2_a&lt;= ( 100000 ); ++_ABVAR_2_a )</text:p>
      <text:p text:style-name="Standard"><text:s text:c="4"/>{</text:p>
      <text:p text:style-name="Standard"><text:s text:c="6"/>builtInRGB(BLUE);</text:p>
      <text:p text:style-name="Standard"><text:s text:c="6"/>startMotor(1, bluetooth_Y);</text:p>
      <text:p text:style-name="Standard"><text:s text:c="6"/>startMotor(2, bluetooth_W);</text:p>
      <text:p text:style-name="Standard"><text:s text:c="6"/>if (bluetooth_F1)</text:p>
      <text:p text:style-name="Standard"><text:s text:c="6"/>{</text:p>
      <text:p text:style-name="Standard"><text:s text:c="8"/>led ( OUT1 , HIGH );</text:p>
      <text:p text:style-name="Standard"><text:s text:c="8"/>led ( OUT2 , HIGH );</text:p>
      <text:p text:style-name="Standard"><text:s text:c="8"/>led ( OUT3 , HIGH );</text:p>
      <text:p text:style-name="Standard"><text:s text:c="6"/>}</text:p>
      <text:p text:style-name="Standard"><text:s text:c="6"/>if (bluetooth_F3)</text:p>
      <text:p text:style-name="Standard"><text:s text:c="6"/>{</text:p>
      <text:p text:style-name="Standard"><text:s text:c="8"/>led ( OUT1 , LOW );</text:p>
      <text:p text:style-name="Standard"><text:s text:c="8"/>led ( OUT2 , LOW );</text:p>
      <text:p text:style-name="Standard"><text:s text:c="8"/>led ( OUT3 , LOW )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if (buttonRead(BTN_RIGHT))</text:p>
      <text:p text:style-name="Standard"><text:s text:c="2"/>{</text:p>
      <text:p text:style-name="Standard"><text:s text:c="4"/>for (_ABVAR_3_a=1; _ABVAR_3_a&lt;= ( 100000 ); ++_ABVAR_3_a )</text:p>
      <text:p text:style-name="Standard"><text:s text:c="4"/>{</text:p>
      <text:p text:style-name="Standard"><text:s text:c="6"/>builtInRGB(RED);</text:p>
      <text:p text:style-name="Standard"><text:s text:c="6"/>led ( OUT1 , HIGH );</text:p>
      <text:p text:style-name="Standard"><text:s text:c="6"/>led ( OUT2 , HIGH );</text:p>
      <text:p text:style-name="Standard"><text:s text:c="6"/>led ( OUT3 , HIGH );</text:p>
      <text:p text:style-name="Standard"><text:s text:c="6"/>if (irWhite(IN1, 700))</text:p>
      <text:p text:style-name="Standard"><text:s text:c="6"/>{</text:p>
      <text:p text:style-name="Standard"><text:s text:c="8"/>startMotor(1, 100);</text:p>
      <text:p text:style-name="Standard"><text:s text:c="6"/>}</text:p>
      <text:p text:style-name="Standard"><text:s text:c="6"/>if (irBlack(IN1, 700))</text:p>
      <text:p text:style-name="Standard"><text:s text:c="6"/>{</text:p>
      <text:p text:style-name="Standard"><text:s text:c="8"/>stopMotor(1);</text:p>
      <text:p text:style-name="Standard"><text:s text:c="6"/>}</text:p>
      <text:p text:style-name="Standard"><text:s text:c="6"/>if (irWhite(IN2, 700))</text:p>
      <text:p text:style-name="Standard"><text:s text:c="6"/>{</text:p>
      <text:p text:style-name="Standard"><text:s text:c="8"/>startMotor(2, 100);</text:p>
      <text:p text:style-name="Standard"><text:s text:c="6"/>}</text:p>
      <text:p text:style-name="Standard"><text:soft-page-break/><text:s text:c="6"/>if (irBlack(IN2, 700))</text:p>
      <text:p text:style-name="Standard"><text:s text:c="6"/>{</text:p>
      <text:p text:style-name="Standard"><text:s text:c="8"/>stopMotor(2)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if (buttonRead(BTN_UP))</text:p>
      <text:p text:style-name="Standard"><text:s text:c="2"/>{</text:p>
      <text:p text:style-name="Standard"><text:s text:c="4"/>led ( OUT1 , HIGH );</text:p>
      <text:p text:style-name="Standard"><text:s text:c="4"/>led ( OUT2 , HIGH );</text:p>
      <text:p text:style-name="Standard"><text:s text:c="4"/>led ( OUT3 , HIGH );</text:p>
      <text:p text:style-name="Standard"><text:s text:c="2"/>}</text:p>
      <text:p text:style-name="Standard"><text:s text:c="2"/>if (buttonRead(BTN_DOWN))</text:p>
      <text:p text:style-name="Standard"><text:s text:c="2"/>{</text:p>
      <text:p text:style-name="Standard"><text:s text:c="4"/>led ( OUT1 , LOW );</text:p>
      <text:p text:style-name="Standard"><text:s text:c="4"/>led ( OUT2 , LOW );</text:p>
      <text:p text:style-name="Standard"><text:s text:c="4"/>led ( OUT3 , LOW );</text:p>
      <text:p text:style-name="Standard"><text:s text:c="2"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3$Win32 OpenOffice.org_project/413m1$Build-9783</meta:generator>
    <dc:date>2017-02-07T21:01:11.85</dc:date>
    <meta:document-statistic meta:table-count="0" meta:image-count="0" meta:object-count="0" meta:page-count="3" meta:paragraph-count="120" meta:word-count="312" meta:character-count="2322"/>
    <meta:user-defined meta:name="Info 1"/>
    <meta:user-defined meta:name="Info 2"/>
    <meta:user-defined meta:name="Info 3"/>
    <meta:user-defined meta:name="Info 4"/>
  </office:meta>
</office:document-meta>
</file>